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draw:fill-color="#dddddd" draw:textarea-horizontal-align="justify" draw:textarea-vertical-align="middle" draw:auto-grow-height="false" fo:min-height="34.75cm" fo:min-width="47.76cm"/>
    </style:style>
    <style:style style:name="gr2" style:family="graphic" style:parent-style-name="standard">
      <style:graphic-properties svg:stroke-color="#000000" draw:fill-color="#ff6600" draw:opacity="50%" draw:textarea-horizontal-align="justify" draw:textarea-vertical-align="middle" draw:auto-grow-height="false" fo:min-height="15.45cm" fo:min-width="2.1cm" draw:shadow-opacity="50%"/>
    </style:style>
    <style:style style:name="gr3" style:family="graphic" style:parent-style-name="standard">
      <style:graphic-properties svg:stroke-color="#000000" draw:fill-color="#ff6600" draw:opacity="50%" draw:textarea-horizontal-align="justify" draw:textarea-vertical-align="middle" draw:auto-grow-height="false" fo:min-height="15.45cm" fo:min-width="29cm" draw:shadow-opacity="50%"/>
    </style:style>
    <style:style style:name="gr4" style:family="graphic" style:parent-style-name="standard">
      <style:graphic-properties draw:textarea-horizontal-align="justify" draw:textarea-vertical-align="middle" draw:auto-grow-height="false" fo:min-height="9.91cm" fo:min-width="9.66cm"/>
    </style:style>
    <style:style style:name="gr5" style:family="graphic" style:parent-style-name="standard">
      <style:graphic-properties draw:textarea-horizontal-align="justify" draw:textarea-vertical-align="middle" draw:auto-grow-height="false" fo:min-height="29.75cm" fo:min-width="13cm"/>
    </style:style>
    <style:style style:name="gr6" style:family="graphic" style:parent-style-name="standard">
      <style:graphic-properties draw:textarea-horizontal-align="justify" draw:textarea-vertical-align="middle" draw:auto-grow-height="false" fo:min-height="19.75cm" fo:min-width="3.5cm"/>
    </style:style>
    <style:style style:name="gr7" style:family="graphic" style:parent-style-name="standard">
      <style:graphic-properties svg:stroke-color="#000000" draw:fill-color="#ff33ff" draw:opacity="50%" draw:textarea-horizontal-align="justify" draw:textarea-vertical-align="middle" draw:auto-grow-height="false" fo:min-height="10.05cm" fo:min-width="6.5cm" draw:shadow-opacity="50%"/>
    </style:style>
    <style:style style:name="gr8" style:family="graphic" style:parent-style-name="standard">
      <style:graphic-properties svg:stroke-color="#000000" draw:fill-color="#dddddd" draw:opacity="50%" draw:textarea-horizontal-align="justify" draw:textarea-vertical-align="middle" draw:auto-grow-height="false" fo:min-height="16.15cm" fo:min-width="30.05cm" draw:shadow-opacity="50%"/>
    </style:style>
    <style:style style:name="gr9" style:family="graphic" style:parent-style-name="standard">
      <style:graphic-properties svg:stroke-color="#000000" draw:fill-color="#666666" draw:opacity="50%" draw:textarea-horizontal-align="justify" draw:textarea-vertical-align="middle" draw:auto-grow-height="false" fo:min-height="11.24cm" fo:min-width="15.5cm" draw:shadow-opacity="50%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0.914cm"/>
    </style:style>
    <style:style style:name="gr11" style:family="graphic" style:parent-style-name="standard">
      <style:graphic-properties svg:stroke-color="#000000" draw:fill-color="#ff6600" draw:opacity="50%" draw:textarea-horizontal-align="justify" draw:textarea-vertical-align="middle" draw:auto-grow-height="false" fo:min-height="2.15cm" fo:min-width="3.8cm" draw:shadow-opacity="50%"/>
    </style:style>
    <style:style style:name="gr12" style:family="graphic" style:parent-style-name="standard">
      <style:graphic-properties svg:stroke-color="#ff6600" draw:fill-color="#b2b2b2" draw:opacity="50%" draw:textarea-horizontal-align="justify" draw:textarea-vertical-align="middle" draw:auto-grow-height="false" fo:min-height="2.29cm" fo:min-width="47.76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6600" draw:opacity="50%"/>
      <style:paragraph-properties fo:text-align="center"/>
    </style:style>
    <style:style style:name="P4" style:family="paragraph">
      <loext:graphic-properties draw:fill-color="#ff33ff" draw:opacity="50%"/>
      <style:paragraph-properties fo:text-align="center"/>
    </style:style>
    <style:style style:name="P5" style:family="paragraph">
      <loext:graphic-properties draw:fill-color="#dddddd" draw:opacity="50%"/>
      <style:paragraph-properties fo:text-align="center"/>
    </style:style>
    <style:style style:name="P6" style:family="paragraph">
      <loext:graphic-properties draw:fill-color="#666666" draw:opacity="50%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b2b2b2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8.26cm" svg:height="35cm" svg:x="5.57cm" svg:y="4.12cm">
          <text:p text:style-name="P1">CAS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15.7cm" svg:x="5.9cm" svg:y="7.2cm">
          <text:p text:style-name="P1">DC-DC</text:p>
          <text:p text:style-name="P1">CTRL.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9.5cm" svg:height="15.7cm" svg:x="5.9cm" svg:y="23.1cm">
          <text:p text:style-name="P1">Battery Modu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16cm" svg:height="10.16cm" svg:x="23.94cm" svg:y="7.1cm">
          <text:p text:style-name="P1">NUC Mainboard</text:p>
          <text:p text:style-name="P1">28,8mm hich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3.5cm" svg:height="30cm" svg:x="40.1cm" svg:y="6cm">
          <text:p text:style-name="P1">PCIe Add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20cm" svg:x="36cm" svg:y="6.9cm">
          <text:p text:style-name="P1">PCIe Switch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cm" svg:height="10.3cm" svg:x="9.4cm" svg:y="12.6cm">
          <text:p text:style-name="P1">2,5“</text:p>
          <text:p text:style-name="P1">SSD/HDD</text:p>
          <text:p text:style-name="P1">Max. 15mm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cm" svg:height="10.3cm" svg:x="16.6cm" svg:y="12.6cm">
          <text:p text:style-name="P1">2,5“</text:p>
          <text:p text:style-name="P1">SSD/HDD</text:p>
          <text:p text:style-name="P1">Max. 15mm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0.55cm" svg:height="16.4cm" svg:x="14.425cm" svg:y="10cm">
          <text:p text:style-name="P1">ThinkPad Compact Keyboard USB</text:p>
          <text:p text:style-name="P1">13,5mm hoch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6cm" svg:height="11.49cm" svg:x="21.7cm" svg:y="26.9cm">
          <text:p text:style-name="P1">Magic Trackpad 2</text:p>
          <text:p text:style-name="P1">4,9-1,09mm hoch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2cm" svg:x="28.7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4.3cm" svg:height="2.4cm" svg:x="5.6cm" svg:y="4.3cm">
          <text:p text:style-name="P1">Thinkpad</text:p>
          <text:p text:style-name="P1">DC-In</text:p>
          <text:p text:style-name="P1">Jack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8.26cm" svg:height="2.54cm" svg:x="5.57cm" svg:y="4.32cm">
          <text:p text:style-name="P1">Displa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21:38:55.758464981</meta:creation-date>
    <dc:date>2018-05-26T01:22:18.346443430</dc:date>
    <meta:editing-duration>PT13H3M29S</meta:editing-duration>
    <meta:editing-cycles>3</meta:editing-cycles>
    <meta:generator>LibreOffice/5.1.6.2$Linux_X86_64 LibreOffice_project/10m0$Build-2</meta:generator>
    <meta:document-statistic meta:object-count="13"/>
  </office:meta>
</office:document-meta>
</file>